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uxi Mono" fo:font-weight="bold" style:font-weight-asian="bold" style:font-weight-complex="bold"/>
    </style:style>
    <style:style style:name="ce1" style:family="table-cell" style:parent-style-name="Default">
      <style:text-properties style:font-name="Luxi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acon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CheckerboardId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Characteristic</text:p>
          </table:table-cell>
          <table:table-cell table:style-name="ce3"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6:56:9D:78:F0:2E</text:p>
          </table:table-cell>
          <table:table-cell/>
          <table:table-cell office:value-type="string" calcext:value-type="string">
            <text:p>Goetz</text:p>
          </table:table-cell>
          <table:table-cell/>
          <table:table-cell office:value-type="string" calcext:value-type="string">
            <text:p>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6:56:9D:78:F0:2E</text:p>
          </table:table-cell>
          <table:table-cell/>
          <table:table-cell office:value-type="string" calcext:value-type="string">
            <text:p>Goetz</text:p>
          </table:table-cell>
          <table:table-cell/>
          <table:table-cell office:value-type="string" calcext:value-type="string">
            <text:p>G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4D:FA:10:CC:26:0D</text:p>
          </table:table-cell>
          <table:table-cell table:style-name="ce2"/>
          <table:table-cell office:value-type="string" calcext:value-type="string">
            <text:p>Florian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D:FA:10:CC:26:0D</text:p>
          </table:table-cell>
          <table:table-cell/>
          <table:table-cell office:value-type="string" calcext:value-type="string">
            <text:p>Florian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c:a9:31:a9:cd:f6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8:d1:f6:c6:94:5f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-West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25:6b:08:a6:2e:c7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South-West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6d:ef:89:e0:8a:db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South-East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31:18:32:07:a7:4f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-E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7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.00.0000</text:date>, <text:time style:data-style-name="N2" text:time-value="07:16:24.637583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etz van Rissenbeck</meta:initial-creator>
    <meta:creation-date>2018-05-31T06:50:21.611838531</meta:creation-date>
    <dc:date>2018-05-31T07:16:55.012498216</dc:date>
    <dc:creator>Goetz van Rissenbeck</dc:creator>
    <meta:editing-duration>PT2M18S</meta:editing-duration>
    <meta:editing-cycles>2</meta:editing-cycles>
    <meta:generator>LibreOffice/6.0.3.2$Linux_X86_64 LibreOffice_project/00m0$Build-2</meta:generator>
    <meta:document-statistic meta:table-count="1" meta:cell-count="151" meta:object-count="0"/>
  </office:meta>
</office:document-meta>
</file>